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2d0c10" officeooo:paragraph-rsid="016aac70"/>
    </style:style>
    <style:style style:name="P7" style:family="paragraph" style:parent-style-name="Text_20_body">
      <style:text-properties officeooo:rsid="0168d45e" officeooo:paragraph-rsid="0168d45e"/>
    </style:style>
    <style:style style:name="P8" style:family="paragraph" style:parent-style-name="Text_20_body">
      <style:text-properties officeooo:rsid="015d6bce" officeooo:paragraph-rsid="016aac70"/>
    </style:style>
    <style:style style:name="P9" style:family="paragraph" style:parent-style-name="Text_20_body">
      <style:text-properties officeooo:rsid="015d6bce" officeooo:paragraph-rsid="01b829de"/>
    </style:style>
    <style:style style:name="P10" style:family="paragraph" style:parent-style-name="Text_20_body">
      <style:text-properties officeooo:rsid="003195ae" officeooo:paragraph-rsid="016aac70"/>
    </style:style>
    <style:style style:name="P11" style:family="paragraph" style:parent-style-name="Text_20_body">
      <style:text-properties officeooo:rsid="002bf713" officeooo:paragraph-rsid="016aac70"/>
    </style:style>
    <style:style style:name="P12" style:family="paragraph" style:parent-style-name="Text_20_body">
      <style:text-properties officeooo:rsid="002bf713" officeooo:paragraph-rsid="01aa276a"/>
    </style:style>
    <style:style style:name="P13" style:family="paragraph" style:parent-style-name="Text_20_body">
      <style:text-properties officeooo:rsid="0077cb6f" officeooo:paragraph-rsid="016aac70"/>
    </style:style>
    <style:style style:name="P14" style:family="paragraph" style:parent-style-name="Text_20_body">
      <style:text-properties officeooo:rsid="007934c9" officeooo:paragraph-rsid="01c9672b"/>
    </style:style>
    <style:style style:name="P15" style:family="paragraph" style:parent-style-name="Text_20_body">
      <style:text-properties officeooo:rsid="016c72bc" officeooo:paragraph-rsid="016c72bc"/>
    </style:style>
    <style:style style:name="P16" style:family="paragraph" style:parent-style-name="Text_20_body">
      <style:text-properties fo:font-weight="normal" officeooo:rsid="016c72bc" officeooo:paragraph-rsid="016ff30d" style:font-weight-asian="normal" style:font-weight-complex="normal"/>
    </style:style>
    <style:style style:name="P17" style:family="paragraph" style:parent-style-name="Text_20_body">
      <style:text-properties fo:font-weight="normal" officeooo:rsid="016c72bc" officeooo:paragraph-rsid="01b6c9f4" style:font-weight-asian="normal" style:font-weight-complex="normal"/>
    </style:style>
    <style:style style:name="P18" style:family="paragraph" style:parent-style-name="Text_20_body">
      <style:text-properties officeooo:paragraph-rsid="01716bf6"/>
    </style:style>
    <style:style style:name="P19" style:family="paragraph" style:parent-style-name="Text_20_body">
      <style:text-properties officeooo:rsid="01716bf6" officeooo:paragraph-rsid="01716bf6"/>
    </style:style>
    <style:style style:name="P20" style:family="paragraph" style:parent-style-name="Text_20_body">
      <style:text-properties officeooo:rsid="016ff30d" officeooo:paragraph-rsid="019b3684"/>
    </style:style>
    <style:style style:name="P21" style:family="paragraph" style:parent-style-name="Text_20_body">
      <style:text-properties officeooo:rsid="016ff30d" officeooo:paragraph-rsid="01cd8fbd"/>
    </style:style>
    <style:style style:name="P22" style:family="paragraph" style:parent-style-name="Text_20_body">
      <style:text-properties officeooo:rsid="018b7336" officeooo:paragraph-rsid="018b7336"/>
    </style:style>
    <style:style style:name="P23" style:family="paragraph" style:parent-style-name="Text_20_body">
      <style:text-properties officeooo:paragraph-rsid="01a39f64"/>
    </style:style>
    <style:style style:name="P24" style:family="paragraph" style:parent-style-name="Text_20_body">
      <style:text-properties officeooo:paragraph-rsid="01aaecf3"/>
    </style:style>
    <style:style style:name="P25" style:family="paragraph" style:parent-style-name="Text_20_body">
      <style:text-properties officeooo:rsid="01b8c71e" officeooo:paragraph-rsid="01b8c71e"/>
    </style:style>
    <style:style style:name="P26" style:family="paragraph" style:parent-style-name="Text_20_body">
      <style:text-properties officeooo:rsid="01cf17ce" officeooo:paragraph-rsid="01c9672b"/>
    </style:style>
    <style:style style:name="P27" style:family="paragraph" style:parent-style-name="Text_20_body">
      <style:text-properties officeooo:rsid="01ca3068" officeooo:paragraph-rsid="01ca3068"/>
    </style:style>
    <style:style style:name="P28" style:family="paragraph" style:parent-style-name="Text_20_body">
      <style:text-properties officeooo:rsid="019c5584" officeooo:paragraph-rsid="01d28058"/>
    </style:style>
    <style:style style:name="P29" style:family="paragraph" style:parent-style-name="Standard">
      <style:text-properties fo:font-weight="normal" officeooo:rsid="00c4e6d4" officeooo:paragraph-rsid="016ff30d" style:font-weight-asian="normal" style:font-weight-complex="normal"/>
    </style:style>
    <style:style style:name="P30" style:family="paragraph" style:parent-style-name="Screen">
      <style:text-properties fo:font-weight="bold" style:font-weight-asian="bold" style:font-weight-complex="bold"/>
    </style:style>
    <style:style style:name="P31" style:family="paragraph" style:parent-style-name="Screen">
      <style:text-properties fo:font-weight="bold" officeooo:paragraph-rsid="019dd755" style:font-weight-asian="bold" style:font-weight-complex="bold"/>
    </style:style>
    <style:style style:name="P32" style:family="paragraph" style:parent-style-name="Screen">
      <style:text-properties fo:font-weight="bold" officeooo:rsid="01b4dbb8" officeooo:paragraph-rsid="01b4dbb8" style:font-weight-asian="bold" style:font-weight-complex="bold"/>
    </style:style>
    <style:style style:name="P33" style:family="paragraph" style:parent-style-name="Screen">
      <style:text-properties fo:font-weight="bold" officeooo:rsid="01be7171" officeooo:paragraph-rsid="01c051fc" style:font-weight-asian="bold" style:font-weight-complex="bold"/>
    </style:style>
    <style:style style:name="P34" style:family="paragraph" style:parent-style-name="Screen">
      <style:text-properties fo:font-weight="bold" officeooo:rsid="00c4e6d4" officeooo:paragraph-rsid="01c051fc" style:font-weight-asian="bold" style:font-weight-complex="bold"/>
    </style:style>
    <style:style style:name="P35" style:family="paragraph" style:parent-style-name="Screen">
      <style:text-properties fo:font-weight="bold" officeooo:rsid="0153784f" officeooo:paragraph-rsid="01c051fc" style:font-weight-asian="bold" style:font-weight-complex="bold"/>
    </style:style>
    <style:style style:name="P36" style:family="paragraph" style:parent-style-name="Screen">
      <style:text-properties fo:font-weight="bold" officeooo:paragraph-rsid="01c051fc" style:font-weight-asian="bold" style:font-weight-complex="bold"/>
    </style:style>
    <style:style style:name="P37" style:family="paragraph" style:parent-style-name="Screen">
      <style:text-properties fo:font-weight="bold" officeooo:paragraph-rsid="01c1e63c" style:font-weight-asian="bold" style:font-weight-complex="bold"/>
    </style:style>
    <style:style style:name="P38" style:family="paragraph" style:parent-style-name="Screen">
      <style:text-properties officeooo:rsid="009aee7d" officeooo:paragraph-rsid="016aac70"/>
    </style:style>
    <style:style style:name="P39" style:family="paragraph" style:parent-style-name="Screen">
      <style:text-properties officeooo:paragraph-rsid="017a01fd"/>
    </style:style>
    <style:style style:name="P40" style:family="paragraph" style:parent-style-name="Screen">
      <style:text-properties officeooo:paragraph-rsid="01b1dbd6"/>
    </style:style>
    <style:style style:name="P41" style:family="paragraph" style:parent-style-name="Screen">
      <style:text-properties officeooo:paragraph-rsid="01b27a8c"/>
    </style:style>
    <style:style style:name="P42" style:family="paragraph" style:parent-style-name="Screen">
      <style:text-properties officeooo:paragraph-rsid="01b6c9f4"/>
    </style:style>
    <style:style style:name="P43" style:family="paragraph" style:parent-style-name="Screen">
      <style:text-properties officeooo:paragraph-rsid="01bae9fc"/>
    </style:style>
    <style:style style:name="P44" style:family="paragraph" style:parent-style-name="Screen">
      <style:text-properties officeooo:paragraph-rsid="01bfc8e3"/>
    </style:style>
    <style:style style:name="P45" style:family="paragraph" style:parent-style-name="Screen">
      <style:text-properties officeooo:paragraph-rsid="01c25e93"/>
    </style:style>
    <style:style style:name="P46" style:family="paragraph" style:parent-style-name="Screen">
      <style:paragraph-properties fo:margin-left="1.27cm" fo:margin-right="0cm" fo:text-indent="0cm" style:auto-text-indent="false"/>
    </style:style>
    <style:style style:name="P47" style:family="paragraph" style:parent-style-name="Screen">
      <style:paragraph-properties fo:margin-left="1.905cm" fo:margin-right="0cm" fo:text-indent="0cm" style:auto-text-indent="false"/>
    </style:style>
    <style:style style:name="P48" style:family="paragraph" style:parent-style-name="Screen">
      <style:paragraph-properties fo:margin-left="0cm" fo:margin-right="0cm" fo:text-indent="0cm" style:auto-text-indent="false"/>
      <style:text-properties fo:font-weight="bold" officeooo:rsid="00c4e6d4" officeooo:paragraph-rsid="01c051fc" style:font-weight-asian="bold" style:font-weight-complex="bold"/>
    </style:style>
    <style:style style:name="P4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ToC">
      <style:paragraph-properties style:page-number="1"/>
    </style:style>
    <style:style style:name="P56" style:family="paragraph" style:parent-style-name="Heading_20_1">
      <style:text-properties officeooo:rsid="01716bf6" officeooo:paragraph-rsid="019fcacc"/>
    </style:style>
    <style:style style:name="P57" style:family="paragraph" style:parent-style-name="Heading_20_1">
      <style:text-properties officeooo:rsid="01addfda" officeooo:paragraph-rsid="01716bf6"/>
    </style:style>
    <style:style style:name="P58" style:family="paragraph" style:parent-style-name="Heading_20_1">
      <style:text-properties officeooo:rsid="01addfda" officeooo:paragraph-rsid="01addfda"/>
    </style:style>
    <style:style style:name="P59" style:family="paragraph" style:parent-style-name="Heading_20_1">
      <style:text-properties officeooo:rsid="0168d45e" officeooo:paragraph-rsid="016aac70"/>
    </style:style>
    <style:style style:name="P60" style:family="paragraph" style:parent-style-name="Heading_20_1">
      <style:text-properties officeooo:rsid="018b7336" officeooo:paragraph-rsid="01a1d46d"/>
    </style:style>
    <style:style style:name="P61" style:family="paragraph" style:parent-style-name="Heading_20_1" style:master-page-name="Body">
      <style:paragraph-properties style:page-number="1"/>
    </style:style>
    <style:style style:name="P62" style:family="paragraph" style:parent-style-name="Heading_20_2">
      <style:text-properties officeooo:rsid="01b8c71e" officeooo:paragraph-rsid="01b8c71e"/>
    </style:style>
    <style:style style:name="P63" style:family="paragraph" style:parent-style-name="Heading_20_2">
      <style:text-properties officeooo:paragraph-rsid="01b8c71e"/>
    </style:style>
    <style:style style:name="P64" style:family="paragraph" style:parent-style-name="Heading_20_2">
      <style:text-properties officeooo:rsid="003195ae" officeooo:paragraph-rsid="016aac70"/>
    </style:style>
    <style:style style:name="P65" style:family="paragraph" style:parent-style-name="Heading_20_2">
      <style:text-properties officeooo:rsid="001ed1b7" officeooo:paragraph-rsid="016aac70"/>
    </style:style>
    <style:style style:name="P66" style:family="paragraph" style:parent-style-name="Heading_20_2">
      <style:text-properties officeooo:rsid="01b6c9f4" officeooo:paragraph-rsid="01b6c9f4"/>
    </style:style>
    <style:style style:name="P67" style:family="paragraph" style:parent-style-name="Heading_20_2">
      <style:text-properties officeooo:rsid="0167b261" officeooo:paragraph-rsid="01b6c9f4"/>
    </style:style>
    <style:style style:name="P68" style:family="paragraph" style:parent-style-name="Heading_20_2">
      <style:text-properties officeooo:paragraph-rsid="01c051fc"/>
    </style:style>
    <style:style style:name="P69" style:family="paragraph" style:parent-style-name="Heading_20_2">
      <style:text-properties officeooo:paragraph-rsid="016aac70"/>
    </style:style>
    <style:style style:name="P70" style:family="paragraph" style:parent-style-name="Heading_20_2">
      <style:text-properties officeooo:paragraph-rsid="01cc540f"/>
    </style:style>
    <style:style style:name="P71" style:family="paragraph" style:parent-style-name="Heading_20_2">
      <style:text-properties officeooo:paragraph-rsid="016ff30d"/>
    </style:style>
    <style:style style:name="P72" style:family="paragraph" style:parent-style-name="Heading_20_3">
      <style:text-properties officeooo:paragraph-rsid="016aac70"/>
    </style:style>
    <style:style style:name="P73" style:family="paragraph" style:parent-style-name="Heading_20_3">
      <style:text-properties officeooo:paragraph-rsid="01c9672b"/>
    </style:style>
    <style:style style:name="P74" style:family="paragraph" style:parent-style-name="Standard" style:list-style-name="L3">
      <style:text-properties officeooo:rsid="002d0c10" officeooo:paragraph-rsid="016aac70"/>
    </style:style>
    <style:style style:name="P75" style:family="paragraph" style:parent-style-name="Standard" style:list-style-name="L5"/>
    <style:style style:name="P76" style:family="paragraph" style:parent-style-name="Standard" style:list-style-name="L6">
      <style:text-properties officeooo:paragraph-rsid="0183212e"/>
    </style:style>
    <style:style style:name="P77" style:family="paragraph" style:parent-style-name="Standard" style:list-style-name="L6">
      <style:text-properties officeooo:paragraph-rsid="0197a2c6"/>
    </style:style>
    <style:style style:name="P78" style:family="paragraph" style:parent-style-name="Standard" style:list-style-name="L7">
      <style:text-properties officeooo:paragraph-rsid="01a39f64"/>
    </style:style>
    <style:style style:name="P79" style:family="paragraph" style:parent-style-name="Standard" style:list-style-name="L7">
      <style:text-properties officeooo:paragraph-rsid="01bc651a"/>
    </style:style>
    <style:style style:name="P80" style:family="paragraph" style:parent-style-name="Standard" style:list-style-name="L7">
      <style:text-properties officeooo:paragraph-rsid="01bb9e09"/>
    </style:style>
    <style:style style:name="P81" style:family="paragraph" style:parent-style-name="Standard" style:list-style-name="L7">
      <style:text-properties officeooo:paragraph-rsid="01d3cfaf"/>
    </style:style>
    <style:style style:name="P82" style:family="paragraph" style:parent-style-name="Standard" style:list-style-name="L7">
      <style:text-properties officeooo:paragraph-rsid="01aaecf3"/>
    </style:style>
    <style:style style:name="P83" style:family="paragraph" style:parent-style-name="Standard" style:list-style-name="L7">
      <style:text-properties officeooo:paragraph-rsid="01bd5dc2"/>
    </style:style>
    <style:style style:name="P84" style:family="paragraph" style:parent-style-name="Standard" style:list-style-name="L7">
      <style:text-properties officeooo:paragraph-rsid="01bdc6ea"/>
    </style:style>
    <style:style style:name="P85" style:family="paragraph" style:parent-style-name="Standard" style:list-style-name="L7">
      <style:text-properties officeooo:paragraph-rsid="01d531dc"/>
    </style:style>
    <style:style style:name="P86" style:family="paragraph" style:parent-style-name="Standard" style:list-style-name="L7">
      <style:text-properties officeooo:rsid="01bd1353" officeooo:paragraph-rsid="01bd1353"/>
    </style:style>
    <style:style style:name="P87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88" style:family="paragraph" style:parent-style-name="Text_20_body" style:list-style-name="L1">
      <style:text-properties officeooo:rsid="0168d45e" officeooo:paragraph-rsid="0168d45e"/>
    </style:style>
    <style:style style:name="P89" style:family="paragraph" style:parent-style-name="Text_20_body" style:list-style-name="L1">
      <style:text-properties officeooo:rsid="0168d45e" officeooo:paragraph-rsid="01a9749f"/>
    </style:style>
    <style:style style:name="P90" style:family="paragraph" style:parent-style-name="Text_20_body" style:list-style-name="L2">
      <style:text-properties officeooo:paragraph-rsid="019fcacc"/>
    </style:style>
    <style:style style:name="P91" style:family="paragraph" style:parent-style-name="Text_20_body" style:list-style-name="L4">
      <style:text-properties officeooo:rsid="01cf17ce" officeooo:paragraph-rsid="01c9672b"/>
    </style:style>
    <style:style style:name="P92" style:family="paragraph" style:parent-style-name="Text_20_body" style:list-style-name="L4">
      <style:text-properties officeooo:rsid="002eee1e" officeooo:paragraph-rsid="01c9672b"/>
    </style:style>
    <style:style style:name="P93" style:family="paragraph" style:parent-style-name="Text_20_body" style:list-style-name="L4">
      <style:text-properties officeooo:rsid="002d0c10" officeooo:paragraph-rsid="01c9672b"/>
    </style:style>
    <style:style style:name="P94" style:family="paragraph" style:parent-style-name="Text_20_body" style:list-style-name="L4">
      <style:text-properties officeooo:rsid="00b4aa4a" officeooo:paragraph-rsid="01c9672b"/>
    </style:style>
    <style:style style:name="P95" style:family="paragraph" style:parent-style-name="Text_20_body" style:list-style-name="L4">
      <style:text-properties officeooo:rsid="002dff34" officeooo:paragraph-rsid="01c9672b"/>
    </style:style>
    <style:style style:name="P96" style:family="paragraph" style:parent-style-name="Text_20_body" style:list-style-name="L2">
      <style:paragraph-properties fo:margin-top="0cm" fo:margin-bottom="0cm" style:contextual-spacing="false"/>
      <style:text-properties officeooo:paragraph-rsid="019fca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9d5f7" style:font-weight-asian="bold" style:font-weight-complex="bold"/>
    </style:style>
    <style:style style:name="T3" style:family="text">
      <style:text-properties fo:font-weight="bold" officeooo:rsid="017a01fd" style:font-weight-asian="bold" style:font-weight-complex="bold"/>
    </style:style>
    <style:style style:name="T4" style:family="text">
      <style:text-properties fo:font-weight="bold" officeooo:rsid="017a615c" style:font-weight-asian="bold" style:font-weight-complex="bold"/>
    </style:style>
    <style:style style:name="T5" style:family="text">
      <style:text-properties fo:font-weight="bold" officeooo:rsid="017fa53e" style:font-weight-asian="bold" style:font-weight-complex="bold"/>
    </style:style>
    <style:style style:name="T6" style:family="text">
      <style:text-properties fo:font-weight="bold" officeooo:rsid="0191682d" style:font-weight-asian="bold" style:font-weight-complex="bold"/>
    </style:style>
    <style:style style:name="T7" style:family="text">
      <style:text-properties fo:font-weight="bold" officeooo:rsid="019b94e4" style:font-weight-asian="bold" style:font-weight-complex="bold"/>
    </style:style>
    <style:style style:name="T8" style:family="text">
      <style:text-properties fo:font-weight="bold" officeooo:rsid="019c41f7" style:font-weight-asian="bold" style:font-weight-complex="bold"/>
    </style:style>
    <style:style style:name="T9" style:family="text">
      <style:text-properties fo:font-weight="bold" officeooo:rsid="01a1d46d" style:font-weight-asian="bold" style:font-weight-complex="bold"/>
    </style:style>
    <style:style style:name="T10" style:family="text">
      <style:text-properties fo:font-weight="bold" officeooo:rsid="016ff30d" style:font-weight-asian="bold" style:font-weight-complex="bold"/>
    </style:style>
    <style:style style:name="T11" style:family="text">
      <style:text-properties fo:font-weight="bold" officeooo:rsid="01b6c9f4" style:font-weight-asian="bold" style:font-weight-complex="bold"/>
    </style:style>
    <style:style style:name="T12" style:family="text">
      <style:text-properties fo:font-weight="bold" officeooo:rsid="01b4dbb8" style:font-weight-asian="bold" style:font-weight-complex="bold"/>
    </style:style>
    <style:style style:name="T13" style:family="text">
      <style:text-properties fo:font-weight="bold" officeooo:rsid="01bfc8e3" style:font-weight-asian="bold" style:font-weight-complex="bold"/>
    </style:style>
    <style:style style:name="T14" style:family="text">
      <style:text-properties fo:font-weight="bold" officeooo:rsid="01c25e93" style:font-weight-asian="bold" style:font-weight-complex="bold"/>
    </style:style>
    <style:style style:name="T15" style:family="text">
      <style:text-properties officeooo:rsid="0076f553"/>
    </style:style>
    <style:style style:name="T16" style:family="text">
      <style:text-properties fo:color="#ff3333" loext:opacity="100%" fo:font-weight="bold" officeooo:rsid="00cc7f7f" style:font-weight-asian="bold" style:font-weight-complex="bold"/>
    </style:style>
    <style:style style:name="T17" style:family="text">
      <style:text-properties officeooo:rsid="00cc7f7f"/>
    </style:style>
    <style:style style:name="T18" style:family="text">
      <style:text-properties officeooo:rsid="00d644ca"/>
    </style:style>
    <style:style style:name="T19" style:family="text">
      <style:text-properties fo:color="#ce181e" loext:opacity="100%" fo:font-weight="bold" officeooo:rsid="0179d5f7" style:font-weight-asian="bold" style:font-weight-complex="bold"/>
    </style:style>
    <style:style style:name="T20" style:family="text">
      <style:text-properties officeooo:rsid="00ffbbc3"/>
    </style:style>
    <style:style style:name="T21" style:family="text">
      <style:text-properties officeooo:rsid="002d0c10"/>
    </style:style>
    <style:style style:name="T22" style:family="text">
      <style:text-properties officeooo:rsid="011d7b47"/>
    </style:style>
    <style:style style:name="T23" style:family="text">
      <style:text-properties style:use-window-font-color="true" loext:opacity="0%" fo:font-weight="bold" style:font-weight-asian="bold" style:font-weight-complex="bold"/>
    </style:style>
    <style:style style:name="T24" style:family="text">
      <style:text-properties style:use-window-font-color="true" loext:opacity="0%" fo:font-weight="bold" officeooo:rsid="00b003bb" style:font-weight-asian="bold" style:font-weight-complex="bold"/>
    </style:style>
    <style:style style:name="T25" style:family="text">
      <style:text-properties officeooo:rsid="002dff34"/>
    </style:style>
    <style:style style:name="T26" style:family="text">
      <style:text-properties officeooo:rsid="0123fb53"/>
    </style:style>
    <style:style style:name="T27" style:family="text">
      <style:text-properties officeooo:rsid="014165df"/>
    </style:style>
    <style:style style:name="T28" style:family="text">
      <style:text-properties officeooo:rsid="0153c2d2"/>
    </style:style>
    <style:style style:name="T29" style:family="text">
      <style:text-properties officeooo:rsid="015d6bce"/>
    </style:style>
    <style:style style:name="T30" style:family="text">
      <style:text-properties officeooo:rsid="0167b261"/>
    </style:style>
    <style:style style:name="T31" style:family="text">
      <style:text-properties officeooo:rsid="0168d45e"/>
    </style:style>
    <style:style style:name="T32" style:family="text">
      <style:text-properties officeooo:rsid="016e3ef6"/>
    </style:style>
    <style:style style:name="T33" style:family="text">
      <style:text-properties officeooo:rsid="016ff30d"/>
    </style:style>
    <style:style style:name="T34" style:family="text">
      <style:text-properties officeooo:rsid="01716bf6"/>
    </style:style>
    <style:style style:name="T35" style:family="text">
      <style:text-properties officeooo:rsid="0171d893"/>
    </style:style>
    <style:style style:name="T36" style:family="text">
      <style:text-properties officeooo:rsid="0177cf40"/>
    </style:style>
    <style:style style:name="T37" style:family="text">
      <style:text-properties officeooo:rsid="0179d5f7"/>
    </style:style>
    <style:style style:name="T38" style:family="text">
      <style:text-properties officeooo:rsid="017a01fd"/>
    </style:style>
    <style:style style:name="T39" style:family="text">
      <style:text-properties officeooo:rsid="017a615c"/>
    </style:style>
    <style:style style:name="T40" style:family="text">
      <style:text-properties officeooo:rsid="017db10a"/>
    </style:style>
    <style:style style:name="T41" style:family="text">
      <style:text-properties officeooo:rsid="0183fe12"/>
    </style:style>
    <style:style style:name="T42" style:family="text">
      <style:text-properties officeooo:rsid="0187bb1c"/>
    </style:style>
    <style:style style:name="T43" style:family="text">
      <style:text-properties officeooo:rsid="019547ec"/>
    </style:style>
    <style:style style:name="T44" style:family="text">
      <style:text-properties officeooo:rsid="019700de"/>
    </style:style>
    <style:style style:name="T45" style:family="text">
      <style:text-properties officeooo:rsid="0197a2c6"/>
    </style:style>
    <style:style style:name="T46" style:family="text">
      <style:text-properties officeooo:rsid="019dd755"/>
    </style:style>
    <style:style style:name="T47" style:family="text">
      <style:text-properties officeooo:rsid="019fcacc"/>
    </style:style>
    <style:style style:name="T48" style:family="text">
      <style:text-properties officeooo:rsid="01a78508"/>
    </style:style>
    <style:style style:name="T49" style:family="text">
      <style:text-properties officeooo:rsid="01a9749f"/>
    </style:style>
    <style:style style:name="T50" style:family="text">
      <style:text-properties officeooo:rsid="01aa276a"/>
    </style:style>
    <style:style style:name="T51" style:family="text">
      <style:text-properties officeooo:rsid="01aaecf3"/>
    </style:style>
    <style:style style:name="T52" style:family="text">
      <style:text-properties officeooo:rsid="01addfda"/>
    </style:style>
    <style:style style:name="T53" style:family="text">
      <style:text-properties officeooo:rsid="01afca6a"/>
    </style:style>
    <style:style style:name="T54" style:family="text">
      <style:text-properties officeooo:rsid="01b829de"/>
    </style:style>
    <style:style style:name="T55" style:family="text">
      <style:text-properties officeooo:rsid="01bae9fc"/>
    </style:style>
    <style:style style:name="T56" style:family="text">
      <style:text-properties officeooo:rsid="01bb4a83"/>
    </style:style>
    <style:style style:name="T57" style:family="text">
      <style:text-properties officeooo:rsid="01bc651a"/>
    </style:style>
    <style:style style:name="T58" style:family="text">
      <style:text-properties officeooo:rsid="01bd1353"/>
    </style:style>
    <style:style style:name="T59" style:family="text">
      <style:text-properties officeooo:rsid="01bd5dc2"/>
    </style:style>
    <style:style style:name="T60" style:family="text">
      <style:text-properties officeooo:rsid="01bfc8e3"/>
    </style:style>
    <style:style style:name="T61" style:family="text">
      <style:text-properties officeooo:rsid="01c1e63c"/>
    </style:style>
    <style:style style:name="T62" style:family="text">
      <style:text-properties officeooo:rsid="01c4f8a4"/>
    </style:style>
    <style:style style:name="T63" style:family="text">
      <style:text-properties fo:color="#c9211e" loext:opacity="100%" fo:font-weight="bold" officeooo:rsid="017a615c" style:font-weight-asian="bold" style:font-weight-complex="bold"/>
    </style:style>
    <style:style style:name="T64" style:family="text">
      <style:text-properties fo:color="#c9211e" loext:opacity="100%" style:font-name="DejaVu Sans Mono" fo:font-size="9pt" fo:font-weight="bold" officeooo:rsid="01d432e0" style:font-weight-asian="bold" style:font-weight-complex="bold"/>
    </style:style>
    <style:style style:name="T65" style:family="text">
      <style:text-properties style:font-name="DejaVu Serif" officeooo:rsid="01c735b9"/>
    </style:style>
    <style:style style:name="T66" style:family="text">
      <style:text-properties style:font-name="DejaVu Serif" officeooo:rsid="01c9672b"/>
    </style:style>
    <style:style style:name="T67" style:family="text">
      <style:text-properties style:font-name="DejaVu Serif" officeooo:rsid="01cf17ce"/>
    </style:style>
    <style:style style:name="T68" style:family="text">
      <style:text-properties style:font-name="DejaVu Serif" officeooo:rsid="01d0402f"/>
    </style:style>
    <style:style style:name="T69" style:family="text">
      <style:text-properties style:font-name="DejaVu Serif" officeooo:rsid="01ca3068"/>
    </style:style>
    <style:style style:name="T70" style:family="text">
      <style:text-properties style:font-name="DejaVu Serif" officeooo:rsid="01cb8eb7"/>
    </style:style>
    <style:style style:name="T71" style:family="text">
      <style:text-properties style:font-name="DejaVu Serif" officeooo:rsid="01cd8fbd"/>
    </style:style>
    <style:style style:name="T72" style:family="text">
      <style:text-properties style:font-name="DejaVu Serif" officeooo:rsid="01aa276a"/>
    </style:style>
    <style:style style:name="T73" style:family="text">
      <style:text-properties style:font-name="DejaVu Serif" officeooo:rsid="01cc540f"/>
    </style:style>
    <style:style style:name="T74" style:family="text">
      <style:text-properties style:font-name="DejaVu Serif" officeooo:rsid="01d531dc"/>
    </style:style>
    <style:style style:name="T75" style:family="text">
      <style:text-properties officeooo:rsid="01c9672b"/>
    </style:style>
    <style:style style:name="T76" style:family="text">
      <style:text-properties officeooo:rsid="01cf17ce"/>
    </style:style>
    <style:style style:name="T77" style:family="text">
      <style:text-properties officeooo:rsid="01d0402f"/>
    </style:style>
    <style:style style:name="T78" style:family="text">
      <style:text-properties style:font-name="Arial" fo:font-size="12pt" fo:font-weight="bold" officeooo:rsid="01c9672b" style:font-name-asian="Lucida Sans Unicode" style:font-size-asian="14pt" style:font-weight-asian="bold" style:font-name-complex="Tahoma" style:font-size-complex="14pt" style:font-weight-complex="bold"/>
    </style:style>
    <style:style style:name="T79" style:family="text">
      <style:text-properties officeooo:rsid="01ca3068"/>
    </style:style>
    <style:style style:name="T80" style:family="text">
      <style:text-properties officeooo:rsid="01cb8eb7"/>
    </style:style>
    <style:style style:name="T81" style:family="text">
      <style:text-properties officeooo:rsid="01d3cfa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user-defined style:data-style-name="N0" text:name="Client">Auroville</text:user-defined><text:tab/><text:title>Backup next generation 3.5.2 publisher's guide</text:title></text:p>
      <text:p text:style-name="Text_20_body"/>
      <text:p text:style-name="Text_20_body"/>
      <text:p text:style-name="Text_20_body"/>
      <text:p text:style-name="Text_20_body"/>
      <text:p text:style-name="P2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3.5.2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52"><text:a xlink:type="simple" xlink:href="#__RefHeading__186_1334205824" text:style-name="Internet_20_link" text:visited-style-name="Internet_20_link"><text:s/>1 <text:s/>Introduction<text:tab/>1</text:a></text:p>
          <text:p text:style-name="P53"><text:a xlink:type="simple" xlink:href="#__RefHeading__10282_1000003259" text:style-name="Internet_20_link" text:visited-style-name="Internet_20_link"><text:s/>1.1 <text:s/>Related documents<text:tab/>1</text:a></text:p>
          <text:p text:style-name="P52"><text:a xlink:type="simple" xlink:href="#__RefHeading___Toc1508_2139616352" text:style-name="Internet_20_link" text:visited-style-name="Internet_20_link"><text:s/>2 <text:s/>General git repository setup<text:tab/>1</text:a></text:p>
          <text:p text:style-name="P53"><text:a xlink:type="simple" xlink:href="#__RefHeading___Toc938_3836667665" text:style-name="Internet_20_link" text:visited-style-name="Internet_20_link"><text:s/>2.1 <text:s/>Parent directory<text:tab/>1</text:a></text:p>
          <text:p text:style-name="P53"><text:a xlink:type="simple" xlink:href="#__RefHeading___Toc7096_1913998565" text:style-name="Internet_20_link" text:visited-style-name="Internet_20_link"><text:s/>2.2 <text:s/>exclude<text:tab/>1</text:a></text:p>
          <text:p text:style-name="P53"><text:a xlink:type="simple" xlink:href="#__RefHeading___Toc940_3836667665" text:style-name="Internet_20_link" text:visited-style-name="Internet_20_link"><text:s/>2.3 <text:s/>hook scripts<text:tab/>1</text:a></text:p>
          <text:p text:style-name="P52"><text:a xlink:type="simple" xlink:href="#__RefHeading___Toc942_3836667665" text:style-name="Internet_20_link" text:visited-style-name="Internet_20_link"><text:s/>3 <text:s/>A new bung version<text:tab/>1</text:a></text:p>
          <text:p text:style-name="P53"><text:a xlink:type="simple" xlink:href="#__RefHeading___Toc944_3836667665" text:style-name="Internet_20_link" text:visited-style-name="Internet_20_link"><text:s/>3.1 <text:s/>Run the test suite<text:tab/>1</text:a></text:p>
          <text:p text:style-name="P53"><text:a xlink:type="simple" xlink:href="#__RefHeading__75556_373717079" text:style-name="Internet_20_link" text:visited-style-name="Internet_20_link"><text:s/>3.2 <text:s/>Update the version number file<text:tab/>1</text:a></text:p>
          <text:p text:style-name="P53"><text:a xlink:type="simple" xlink:href="#__RefHeading__4348_114266871" text:style-name="Internet_20_link" text:visited-style-name="Internet_20_link"><text:s/>3.3 <text:s/>Update documentation<text:tab/>2</text:a></text:p>
          <text:p text:style-name="P54"><text:a xlink:type="simple" xlink:href="#__RefHeading__4350_114266871" text:style-name="Internet_20_link" text:visited-style-name="Internet_20_link"><text:s/>3.3.1 <text:s/>Update usr/share/doc/bung/AUTHORS, BUGS<text:tab/>2</text:a></text:p>
          <text:p text:style-name="P54"><text:a xlink:type="simple" xlink:href="#__RefHeading__4352_114266871" text:style-name="Internet_20_link" text:visited-style-name="Internet_20_link"><text:s/>3.3.2 <text:s/>Update usr/share/doc/bung/NEWS<text:tab/>2</text:a></text:p>
          <text:p text:style-name="P54"><text:a xlink:type="simple" xlink:href="#__RefHeading___Toc13954_2818133472" text:style-name="Internet_20_link" text:visited-style-name="Internet_20_link"><text:s/>3.3.3 <text:s/>Update the programmer's guide<text:tab/>2</text:a></text:p>
          <text:p text:style-name="P54"><text:a xlink:type="simple" xlink:href="#__RefHeading__4358_114266871" text:style-name="Internet_20_link" text:visited-style-name="Internet_20_link"><text:s/>3.3.4 <text:s/>Update the user guide and associated README<text:tab/>2</text:a></text:p>
          <text:p text:style-name="P54"><text:a xlink:type="simple" xlink:href="#__RefHeading___Toc13050_1125684704" text:style-name="Internet_20_link" text:visited-style-name="Internet_20_link"><text:s/>3.3.5 <text:s/>Update man page timestamps<text:tab/>3</text:a></text:p>
          <text:p text:style-name="P53"><text:a xlink:type="simple" xlink:href="#__RefHeading___Toc946_3836667665" text:style-name="Internet_20_link" text:visited-style-name="Internet_20_link"><text:s/>3.4 <text:s/>Set permissions<text:tab/>3</text:a></text:p>
          <text:p text:style-name="P53"><text:a xlink:type="simple" xlink:href="#__RefHeading___Toc861_1116055096" text:style-name="Internet_20_link" text:visited-style-name="Internet_20_link"><text:s/>3.5 <text:s/>Commit, tag and push<text:tab/>3</text:a></text:p>
          <text:p text:style-name="P53"><text:a xlink:type="simple" xlink:href="#__RefHeading___Toc13052_1125684704" text:style-name="Internet_20_link" text:visited-style-name="Internet_20_link"><text:s/>3.6 <text:s/>Create the tarballs<text:tab/>3</text:a></text:p>
          <text:p text:style-name="P52"><text:a xlink:type="simple" xlink:href="#__RefHeading___Toc948_3836667665" text:style-name="Internet_20_link" text:visited-style-name="Internet_20_link"><text:s/>4 <text:s/>A new .deb version<text:tab/>3</text:a></text:p>
          <text:p text:style-name="P53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53"><text:a xlink:type="simple" xlink:href="#__RefHeading___Toc18965_1226711803" text:style-name="Internet_20_link" text:visited-style-name="Internet_20_link"><text:s/>4.2 <text:s/>Prepare the source build tree (includes commit and tag)<text:tab/>4</text:a></text:p>
          <text:p text:style-name="P53"><text:a xlink:type="simple" xlink:href="#__RefHeading___Toc13056_1125684704" text:style-name="Internet_20_link" text:visited-style-name="Internet_20_link"><text:s/>4.3 <text:s/>Create the .deb etc.<text:tab/>4</text:a></text:p>
          <text:p text:style-name="P53"><text:a xlink:type="simple" xlink:href="#__RefHeading___Toc954_3836667665" text:style-name="Internet_20_link" text:visited-style-name="Internet_20_link"><text:s/>4.4 <text:s/>Push<text:tab/>4</text:a></text:p>
          <text:p text:style-name="P52"><text:a xlink:type="simple" xlink:href="#__RefHeading___Toc1510_2139616352" text:style-name="Internet_20_link" text:visited-style-name="Internet_20_link"><text:s/>5 <text:s/>Test<text:tab/>4</text:a></text:p>
          <text:p text:style-name="P52"><text:a xlink:type="simple" xlink:href="#__RefHeading___Toc993_367263031" text:style-name="Internet_20_link" text:visited-style-name="Internet_20_link"><text:s/>6 <text:s/>Publish<text:tab/>4</text:a></text:p>
          <text:p text:style-name="P53"><text:a xlink:type="simple" xlink:href="#__RefHeading___Toc23239_4241699078" text:style-name="Internet_20_link" text:visited-style-name="Internet_20_link"><text:s/>6.1 <text:s/>bung<text:tab/>4</text:a></text:p>
          <text:p text:style-name="P53"><text:a xlink:type="simple" xlink:href="#__RefHeading___Toc23241_4241699078" text:style-name="Internet_20_link" text:visited-style-name="Internet_20_link"><text:s/>6.2 <text:s/>bung_debian_packaging<text:tab/>5</text:a></text:p>
        </text:index-body>
      </text:table-of-content>
      <text:p text:style-name="Text_20_body"/>
      <text:h text:style-name="P61" text:outline-level="1"><text:bookmark-start text:name="__RefHeading__186_1334205824"/>Introduction<text:bookmark-end text:name="__RefHeading__186_1334205824"/></text:h>
      <text:p text:style-name="Text_20_body">This is the <text:span text:style-name="T75">p</text:span><text:span text:style-name="T31">ublish</text:span>er's <text:span text:style-name="T66">g</text:span>uide for backup <text:span text:style-name="T48">next</text:span> generation (bung).</text:p>
      <text:p text:style-name="P7">It has procedures for</text:p>
      <text:list xml:id="list535883690" text:style-name="L1">
        <text:list-item>
          <text:p text:style-name="P88"><text:span text:style-name="T49">Publishing a new bung release using</text:span> <text:span text:style-name="T49">using</text:span> repository <text:a xlink:type="simple" xlink:href="https://github.com/CharlesMAtkinson/bung" text:style-name="Internet_20_link" text:visited-style-name="Visited_20_Internet_20_Link"><text:span text:style-name="T49">https://github.com/CharlesMAtkinson/bung</text:span></text:a><text:span text:style-name="T49"> </text:span></text:p>
        </text:list-item>
        <text:list-item>
          <text:p text:style-name="P89"><text:span text:style-name="T49">Publishing</text:span> a <text:span text:style-name="T49">new </text:span>.deb using repository bung_debian_packaging, <text:a xlink:type="simple" xlink:href="https://github.com/CharlesMAtkinson/bung_debian_packaging" text:style-name="Internet_20_link" text:visited-style-name="Visited_20_Internet_20_Link">https://github.com/CharlesMAtkinson/bung_debian_packaging</text:a> </text:p>
        </text:list-item>
      </text:list>
      <text:h text:style-name="Heading_20_2" text:outline-level="2"><text:bookmark-start text:name="__RefHeading__10282_1000003259"/>Related documents<text:bookmark-end text:name="__RefHeading__10282_1000003259"/></text:h>
      <text:list xml:id="list331591151" text:style-name="L2">
        <text:list-item>
          <text:p text:style-name="P96"><text:a xlink:type="simple" xlink:href="https://docs.github.com/en/repositories/releasing-projects-on-github/about-releases" text:style-name="Internet_20_link" text:visited-style-name="Visited_20_Internet_20_Link">https://docs.github.com/en/repositories/releasing-projects-on-github/about-releases</text:a> </text:p>
        </text:list-item>
        <text:list-item>
          <text:p text:style-name="P90"><text:a xlink:type="simple" xlink:href="https://docs.github.com/en/repositories/releasing-projects-on-github/managing-releases-in-a-repository" text:style-name="Internet_20_link" text:visited-style-name="Visited_20_Internet_20_Link">https://docs.github.com/en/repositories/releasing-projects-on-github/managing-releases-in-a-repository</text:a> </text:p>
        </text:list-item>
      </text:list>
      <text:h text:style-name="P56" text:outline-level="1"><text:bookmark-start text:name="__RefHeading___Toc1508_2139616352"/><text:span text:style-name="T47">General </text:span>git repository setup<text:bookmark-end text:name="__RefHeading___Toc1508_2139616352"/></text:h>
      <text:h text:style-name="P62" text:outline-level="2"><text:bookmark-start text:name="__RefHeading___Toc938_3836667665"/>Parent directory<text:bookmark-end text:name="__RefHeading___Toc938_3836667665"/></text:h>
      <text:p text:style-name="P25">It is convenient when the local copies of both the bung and bung_debian_packaging repositories have the same parent directory</text:p>
      <text:h text:style-name="P63" text:outline-level="2"><text:bookmark-start text:name="__RefHeading___Toc7096_1913998565"/>exclude<text:bookmark-end text:name="__RefHeading___Toc7096_1913998565"/></text:h>
      <text:p text:style-name="P18">.git/info/exclude <text:span text:style-name="T34">content is documented in the Backup next generation </text:span><text:span text:style-name="T79">p</text:span><text:span text:style-name="T34">rogrammer's </text:span><text:span text:style-name="T69">g</text:span><text:span text:style-name="T34">uide, available from usr/share/doc/bung</text:span></text:p>
      <text:h text:style-name="Heading_20_2" text:outline-level="2"><text:bookmark-start text:name="__RefHeading___Toc940_3836667665"/>hook scripts<text:bookmark-end text:name="__RefHeading___Toc940_3836667665"/></text:h>
      <text:p text:style-name="P19">Copy from <text:span text:style-name="T35">the </text:span>bung <text:span text:style-name="T35">repository's </text:span>tools/git-store-meta/hooks-for-bung <text:span text:style-name="T35">to .git/hooks</text:span></text:p>
      <text:h text:style-name="P57" text:outline-level="1"><text:bookmark-start text:name="__RefHeading___Toc942_3836667665"/>A new bung version<text:bookmark-end text:name="__RefHeading___Toc942_3836667665"/></text:h>
      <text:h text:style-name="P64" text:outline-level="2"><text:bookmark-start text:name="__RefHeading___Toc944_3836667665"/>Run the test suite<text:bookmark-end text:name="__RefHeading___Toc944_3836667665"/></text:h>
      <text:p text:style-name="P10">Fix any (!) bugs</text:p>
      <text:h text:style-name="P65" text:outline-level="2"><text:bookmark-start text:name="__RefHeading__75556_373717079"/>Update the version number file<text:bookmark-end text:name="__RefHeading__75556_373717079"/></text:h>
      <text:p text:style-name="P12">In <text:span text:style-name="T50">a local repository for </text:span><text:a xlink:type="simple" xlink:href="https://github.com/CharlesMAtkinson/bung" text:style-name="Internet_20_link" text:visited-style-name="Visited_20_Internet_20_Link"><text:span text:style-name="T50">https://github.com/CharlesMAtkinson/bung</text:span></text:a>, <text:span text:style-name="T18">in the source directory</text:span> ...</text:p>
      <text:p text:style-name="P38"><text:span text:style-name="T23">version=</text:span><text:span text:style-name="T16">3.5.1</text:span><text:span text:style-name="T23">;</text:span><text:span text:style-name="T24"> </text:span><text:span text:style-name="T23">echo "script_ver=$version" &gt; usr/lib/bung/version.scrippet</text:span></text:p>
      <text:h text:style-name="P65" text:outline-level="2"><text:bookmark-start text:name="__RefHeading__4348_114266871"/><text:soft-page-break/>Update <text:span text:style-name="T15">documentation</text:span><text:bookmark-end text:name="__RefHeading__4348_114266871"/></text:h>
      <text:h text:style-name="P72" text:outline-level="3"><text:bookmark-start text:name="__RefHeading__4350_114266871"/>Update <text:span text:style-name="T17">usr/share/doc/bung/AUTHORS, BUGS</text:span><text:bookmark-end text:name="__RefHeading__4350_114266871"/></text:h>
      <text:p text:style-name="P13">Review and update as required.</text:p>
      <text:h text:style-name="P72" text:outline-level="3"><text:bookmark-start text:name="__RefHeading__4352_114266871"/>Update <text:span text:style-name="T17">usr/share/doc/bung/</text:span>NEWS<text:bookmark-end text:name="__RefHeading__4352_114266871"/></text:h>
      <text:p text:style-name="P6">Create new release section at the top of the file.</text:p>
      <text:p text:style-name="P6">Add details of bug fixes and new features, <text:span text:style-name="T53">taken from </text:span><text:a xlink:type="simple" xlink:href="https://github.com/CharlesMAtkinson/bung/issues" text:style-name="Internet_20_link" text:visited-style-name="Visited_20_Internet_20_Link"><text:span text:style-name="T53">https://github.com/CharlesMAtkinson/bung/issues</text:span></text:a><text:span text:style-name="T53"> </text:span></text:p>
      <text:p text:style-name="P6">Add any migration notes, especially about changed:</text:p>
      <text:list xml:id="list4061071619" text:style-name="L3">
        <text:list-item>
          <text:p text:style-name="P74">default values</text:p>
        </text:list-item>
        <text:list-item>
          <text:p text:style-name="P74">directory usage</text:p>
        </text:list-item>
        <text:list-item>
          <text:p text:style-name="P74">file usage</text:p>
        </text:list-item>
        <text:list-item>
          <text:p text:style-name="P74">keywords</text:p>
        </text:list-item>
        <text:list-item>
          <text:p text:style-name="P74">options</text:p>
        </text:list-item>
        <text:list-item>
          <text:p text:style-name="P74">sub-keywords</text:p>
        </text:list-item>
      </text:list>
      <text:h text:style-name="P73" text:outline-level="3"><text:bookmark-start text:name="__RefHeading___Toc13954_2818133472"/>Update <text:s/><text:span text:style-name="T21">the </text:span><text:span text:style-name="T78">p</text:span><text:span text:style-name="T21">rogrammer's </text:span><text:span text:style-name="T78">g</text:span><text:span text:style-name="T21">uide</text:span><text:bookmark-end text:name="__RefHeading___Toc13954_2818133472"/></text:h>
      <text:p text:style-name="P26">Only for major and minor (not patch) version changes</text:p>
      <text:list xml:id="list1919221304" text:style-name="L4">
        <text:list-item>
          <text:p text:style-name="P91">Rename "usr/share/doc/bung/Backup next generation &lt;version&gt; programmer's guide.odt" by updating &lt;version&gt;</text:p>
        </text:list-item>
        <text:list-item>
          <text:p text:style-name="P91">Search for broken cross-references by exporting as PDF and searching for "Error: Reference source not found" and fix</text:p>
        </text:list-item>
        <text:list-item>
          <text:p text:style-name="P92"><text:span text:style-name="T67">U</text:span><text:span text:style-name="T76">pdate the title (</text:span><text:span text:style-name="T67">by</text:span><text:span text:style-name="T76"> File &gt; Properties &gt; Description) </text:span></text:p>
        </text:list-item>
        <text:list-item>
          <text:p text:style-name="P93"><text:span text:style-name="T76">Update the </text:span>Table of Contents <text:span text:style-name="T76">(by context clicking in the </text:span>Table of Contents <text:span text:style-name="T76">and clicking "Update </text:span><text:span text:style-name="T77">i</text:span><text:span text:style-name="T76">ndex")</text:span></text:p>
        </text:list-item>
      </text:list>
      <text:p text:style-name="P14">Save the programmer's guide<text:span text:style-name="T25"> and close the window</text:span></text:p>
      <text:h text:style-name="P73" text:outline-level="3"><text:bookmark-start text:name="__RefHeading__4358_114266871"/>Update the user guide <text:span text:style-name="T15">and associated README</text:span><text:bookmark-end text:name="__RefHeading__4358_114266871"/></text:h>
      <text:p text:style-name="P26">Only for major and minor (not patch) version changes</text:p>
      <text:list xml:id="list103649493675808" text:continue-numbering="true" text:style-name="L4">
        <text:list-item>
          <text:p text:style-name="P92"><text:span text:style-name="T76">Rename "usr/share/doc/bung/Backup next generation &lt;version&gt; </text:span><text:span text:style-name="T69">u</text:span><text:span text:style-name="T68">s</text:span><text:span text:style-name="T76">er </text:span><text:span text:style-name="T79">g</text:span><text:span text:style-name="T76">uide.odt" by updating &lt;version&gt;</text:span></text:p>
        </text:list-item>
        <text:list-item>
          <text:p text:style-name="P91">Search for broken cross-references by exporting as PDF and searching for "Error: Reference source not found" and fix</text:p>
        </text:list-item>
        <text:list-item>
          <text:p text:style-name="P92"><text:span text:style-name="T67">U</text:span><text:span text:style-name="T76">pdate the title (</text:span><text:span text:style-name="T67">by</text:span><text:span text:style-name="T76"> File &gt; Properties &gt; Description) </text:span></text:p>
        </text:list-item>
        <text:list-item>
          <text:p text:style-name="P94">Update "Supported environments" as required</text:p>
        </text:list-item>
        <text:list-item>
          <text:p text:style-name="P93"><text:span text:style-name="T76">Update the </text:span>Table of Contents <text:span text:style-name="T76">(by context clicking in the </text:span>Table of Contents <text:span text:style-name="T76">and clicking "Update </text:span><text:span text:style-name="T77">i</text:span><text:span text:style-name="T76">ndex")</text:span></text:p>
        </text:list-item>
        <text:list-item>
          <text:p text:style-name="P95">Ensure usr/share/doc/<text:span text:style-name="T27">bung/</text:span>README <text:s/><text:span text:style-name="T75">reflects </text:span>the <text:span text:style-name="T75">u</text:span>ser <text:span text:style-name="T75">g</text:span>uide's "Overview". <text:s/><text:span text:style-name="T41">README should have empty lines between paragraphs and a maximum line length of 80.<text:line-break/><text:line-break/>vi commands to flow text to maximum line length 80<text:line-break/></text:span><text:span text:style-name="Screen_20_font"><text:span text:style-name="T26">:set textwidth=80<text:line-break/>gggqG</text:span></text:span></text:p>
        </text:list-item>
      </text:list>
      <text:p text:style-name="P14">Save the user guide<text:span text:style-name="T25"> and close the window</text:span></text:p>
      <text:h text:style-name="P73" text:outline-level="3"><text:bookmark-start text:name="__RefHeading___Toc13050_1125684704"/><text:soft-page-break/>Update <text:span text:style-name="T22">man page timestamps</text:span><text:bookmark-end text:name="__RefHeading___Toc13050_1125684704"/></text:h>
      <text:p text:style-name="P11">In <text:span text:style-name="T18">the source directory</text:span> ...</text:p>
      <text:p text:style-name="P33">if [[ -d etc ]]; then</text:p>
      <text:p text:style-name="P36"><text:s text:c="4"/>date=$(date '+%-d %b %Y')</text:p>
      <text:p text:style-name="P35"><text:s text:c="4"/>version=$(sed 's/^script_ver=//' usr/lib/bung/version.scrippet)</text:p>
      <text:p text:style-name="P34"><text:s text:c="4"/>for section in 5 8</text:p>
      <text:p text:style-name="P48"><text:s text:c="4"/>do</text:p>
      <text:p text:style-name="P48"><text:s text:c="8"/>line_match=<text:span text:style-name="T28">'</text:span>.TH [^ ]\+ '$section' "[^"]\+" "Auroville" "Version '</text:p>
      <text:p text:style-name="P48"><text:s text:c="8"/>subs_match='\(.TH [^ ]\+ '$section' "\)'</text:p>
      <text:p text:style-name="P48"><text:s text:c="8"/>subs_match+='[^"]\+'</text:p>
      <text:p text:style-name="P48"><text:s text:c="8"/>subs_match+='\(" "Auroville" "Version \)' </text:p>
      <text:p text:style-name="P48"><text:s text:c="8"/>subs_match+='[^"]\+'</text:p>
      <text:p text:style-name="P48"><text:s text:c="8"/>subs_match+='\(.*$\)'</text:p>
      <text:p text:style-name="P48"><text:s text:c="8"/>subs_repl="\1$date\2$version\3" </text:p>
      <text:p text:style-name="P48"><text:s text:c="8"/>for f in usr/share/man/man$section/*.$section</text:p>
      <text:p text:style-name="P48"><text:s text:c="8"/>do</text:p>
      <text:p text:style-name="P48"><text:s text:c="12"/>echo === $f ===</text:p>
      <text:p text:style-name="P48"><text:s text:c="12"/>sed -i \</text:p>
      <text:p text:style-name="P48"><text:s text:c="16"/>"/$line_match/s/$subs_match/$subs_repl/" \</text:p>
      <text:p text:style-name="P48"><text:s text:c="16"/>"$f"</text:p>
      <text:p text:style-name="P48"><text:s text:c="8"/>done</text:p>
      <text:p text:style-name="P48"><text:s text:c="4"/>done</text:p>
      <text:p text:style-name="P33">else</text:p>
      <text:p text:style-name="P33"><text:s text:c="4"/>echo 'ERROR" must be run in the source directory' &gt;&amp;2</text:p>
      <text:p text:style-name="P33">fi</text:p>
      <text:h text:style-name="P66" text:outline-level="2"><text:bookmark-start text:name="__RefHeading___Toc946_3836667665"/>Set permissions<text:bookmark-end text:name="__RefHeading___Toc946_3836667665"/></text:h>
      <text:p text:style-name="P17">In the <text:span text:style-name="T33">root</text:span> directory</text:p>
      <text:p text:style-name="P42"><text:span text:style-name="T10">t</text:span><text:span text:style-name="T1">ools/</text:span><text:span text:style-name="T11">set_perms</text:span><text:span text:style-name="T1">.sh </text:span></text:p>
      <text:h text:style-name="P67" text:outline-level="2"><text:bookmark-start text:name="__RefHeading___Toc861_1116055096"/>Commit, tag and push<text:bookmark-end text:name="__RefHeading___Toc861_1116055096"/></text:h>
      <text:p text:style-name="P15">In the source directory</text:p>
      <text:p text:style-name="P33">if [[ -d etc ]]; then</text:p>
      <text:p text:style-name="P37"><text:s text:c="4"/>version=$(sed 's/^script_ver=//' usr/lib/bung/version.scrippet)</text:p>
      <text:p text:style-name="P37"><text:s text:c="4"/><text:span text:style-name="T61">git add --all</text:span></text:p>
      <text:p text:style-name="P37"><text:s text:c="4"/>git commit --<text:span text:style-name="T32">all --message "Version $version" \</text:span></text:p>
      <text:p text:style-name="P36"><text:s text:c="8"/><text:span text:style-name="T61">&amp;&amp; </text:span>git tag --annotate<text:span text:style-name="T30"> --message "Version $version" $version \</text:span></text:p>
      <text:p text:style-name="P36"><text:s text:c="8"/><text:span text:style-name="T61">&amp;&amp; </text:span>git push origin <text:span text:style-name="T61">\</text:span></text:p>
      <text:p text:style-name="P36"><text:s text:c="8"/><text:span text:style-name="T61">&amp;&amp; </text:span>git push origin --tags</text:p>
      <text:p text:style-name="P33">else</text:p>
      <text:p text:style-name="P33"><text:s text:c="4"/>echo 'ERROR: must be run in the source directory' &gt;&amp;2</text:p>
      <text:p text:style-name="P33">fi</text:p>
      <text:h text:style-name="P68" text:outline-level="2"><text:bookmark-start text:name="__RefHeading___Toc13052_1125684704"/><text:span text:style-name="T21">Create the </text:span>tarball<text:span text:style-name="T32">s</text:span><text:bookmark-end text:name="__RefHeading___Toc13052_1125684704"/></text:h>
      <text:p text:style-name="P16">In the <text:span text:style-name="T33">root</text:span> directory</text:p>
      <text:p text:style-name="P30"><text:span text:style-name="T33">t</text:span>ools/create_tarballs.sh </text:p>
      <text:p text:style-name="Screen"/>
      <text:p text:style-name="P29">The tarballs <text:span text:style-name="T44">are</text:span> created in the <text:span text:style-name="T43">parent</text:span> directory</text:p>
      <text:h text:style-name="P59" text:outline-level="1"><text:bookmark-start text:name="__RefHeading___Toc948_3836667665"/><text:span text:style-name="T52">A new</text:span> .deb <text:span text:style-name="T52">version</text:span><text:bookmark-end text:name="__RefHeading___Toc948_3836667665"/></text:h>
      <text:h text:style-name="P69" text:outline-level="2"><text:bookmark-start text:name="__RefHeading___Toc950_3836667665"/><text:span text:style-name="T36">Initialisation: p</text:span>repar<text:span text:style-name="T36">e</text:span> <text:span text:style-name="T29">to run</text:span> debsign<text:bookmark-end text:name="__RefHeading___Toc950_3836667665"/></text:h>
      <text:p text:style-name="P8">Needs to be done once <text:span text:style-name="T38">for each user</text:span>.</text:p>
      <text:p text:style-name="P9">Example <text:span text:style-name="T54">using gpg agent. <text:s/>Assumes gpg agent is already running and will be running when tools/update_build_tree.sh (which runs debsign) is run</text:span></text:p>
      <text:list xml:id="list2717940049" text:style-name="L5">
        <text:list-item>
          <text:p text:style-name="P75"><text:soft-page-break/>Ensure ~/.gnupg/gpg-agent.conf includes an allow-preset-passphrase line </text:p>
        </text:list-item>
        <text:list-item>
          <text:p text:style-name="P75">If ~/.gnupg/gpg-agent.conf was changed, effect the change</text:p>
        </text:list-item>
      </text:list>
      <text:p text:style-name="P46">c@CW10:~$ <text:span text:style-name="T1">gpg-connect-agent reloadagent /bye</text:span></text:p>
      <text:p text:style-name="P46">OK</text:p>
      <text:list xml:id="list103648720191929" text:continue-numbering="true" text:style-name="L5">
        <text:list-item>
          <text:p text:style-name="P75">Preset the passphrase</text:p>
        </text:list-item>
      </text:list>
      <text:p text:style-name="P46">c@CW10:~$ <text:span text:style-name="T1">echo &lt;redacted&gt; | /usr/lib/gnupg/gpg-preset-passphrase --preset C334DC45900C011EB521763C8F12097C5A0BCA50</text:span></text:p>
      <text:p text:style-name="P46">OK </text:p>
      <text:h text:style-name="P70" text:outline-level="2"><text:bookmark-start text:name="__RefHeading___Toc18965_1226711803"/><text:span text:style-name="T39">Prepare</text:span> the <text:span text:style-name="T20">source build tree (includes commit and tag)</text:span><text:bookmark-end text:name="__RefHeading___Toc18965_1226711803"/></text:h>
      <text:p text:style-name="P12">In <text:span text:style-name="T50">a local repository for</text:span> <text:a xlink:type="simple" xlink:href="https://github.com/CharlesMAtkinson/bung_debian_packaging" text:style-name="Internet_20_link" text:visited-style-name="Visited_20_Internet_20_Link">https://github.com/CharlesMAtkinson/bung_debian_packaging</text:a>, <text:span text:style-name="T18">in the source directory</text:span> ...</text:p>
      <text:p text:style-name="P21"><text:span text:style-name="T42">Ensure </text:span>debian/<text:span text:style-name="T71">control's Standards-Version is the latest shown at </text:span><text:span text:style-name="T72"><text:s/></text:span><text:a xlink:type="simple" xlink:href="https://www.debian.org/doc/debian-policy/upgrading-checklist" text:style-name="Internet_20_link" text:visited-style-name="Visited_20_Internet_20_Link"><text:span text:style-name="T73">https://www.debian.org/doc/debian-policy/upgrading-checklist</text:span></text:a></text:p>
      <text:p text:style-name="P21"><text:span text:style-name="T42">Ensure </text:span>debian/source/include-binaries <text:span text:style-name="T42">is current</text:span>. <text:s/><text:span text:style-name="T42">It only needs changing when the .odt file paths have changed</text:span></text:p>
      <text:p text:style-name="P21"><text:span text:style-name="T42">Ensure </text:span><text:span text:style-name="T80">no </text:span>debian/source/include-binaries <text:span text:style-name="T70">backup files are present</text:span></text:p>
      <text:p text:style-name="P20">Copy the the <text:span text:style-name="T45">upstream source tarball</text:span> <text:span text:style-name="T39">and run the update script</text:span></text:p>
      <text:p text:style-name="Standard">Example</text:p>
      <text:list xml:id="list1016421167" text:style-name="L6">
        <text:list-item>
          <text:p text:style-name="P76">To be run in the root of the debian_packaging repository</text:p>
        </text:list-item>
        <text:list-item>
          <text:p text:style-name="P77">Assumes the <text:span text:style-name="T45">upstream source tarball is in the parent </text:span>directory</text:p>
        </text:list-item>
      </text:list>
      <text:p text:style-name="Standard"/>
      <text:p text:style-name="P39"><text:span text:style-name="T4">bung_</text:span><text:span text:style-name="T3">version=</text:span><text:span text:style-name="T19">3.5.1;</text:span><text:span text:style-name="T2"> </text:span><text:span text:style-name="T4">package_version=</text:span><text:span text:style-name="T64">1</text:span><text:span text:style-name="T4"> </text:span></text:p>
      <text:p text:style-name="P31">cp -p ../bung_<text:span text:style-name="T46">$bung_version</text:span>.source.tgz source/bung_<text:span text:style-name="T39">$bung_version</text:span>.orig.tar.<text:span text:style-name="T40">g</text:span>z <text:span text:style-name="T60">\</text:span></text:p>
      <text:p text:style-name="P32"><text:s text:c="4"/><text:span text:style-name="T60">&amp;&amp; </text:span>git add source/bung_<text:span text:style-name="T39">$bung_version</text:span>.orig.tar.<text:span text:style-name="T40">g</text:span>z <text:span text:style-name="T60">\</text:span></text:p>
      <text:p text:style-name="P44"><text:span text:style-name="T12"><text:s text:c="4"/></text:span><text:span text:style-name="T13">&amp;&amp; </text:span><text:span text:style-name="T1">tools/update_build_tree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P71" text:outline-level="2"><text:bookmark-start text:name="__RefHeading___Toc13056_1125684704"/><text:span text:style-name="T20">Create the </text:span>.deb etc.<text:bookmark-end text:name="__RefHeading___Toc13056_1125684704"/></text:h>
      <text:p text:style-name="Text_20_body"><text:span text:style-name="T55">I</text:span>n the root of the <text:span text:style-name="T55">bung_</text:span>debian_packaging repository</text:p>
      <text:p text:style-name="P43"><text:span text:style-name="T4">bung_</text:span><text:span text:style-name="T3">version=</text:span><text:span text:style-name="T19">3.5.1;</text:span><text:span text:style-name="T2"> </text:span><text:span text:style-name="T4">package_version=</text:span><text:span text:style-name="T64">1</text:span><text:span text:style-name="T4"> </text:span></text:p>
      <text:p text:style-name="P40"><text:span text:style-name="T1">tools/</text:span><text:span text:style-name="T5">build_deb</text:span><text:span text:style-name="T1">.sh -</text:span><text:span text:style-name="T2">v </text:span><text:span text:style-name="T4">$bung_</text:span><text:span text:style-name="T3">version-</text:span><text:span text:style-name="T4">$package_version</text:span><text:span text:style-name="T37"> </text:span></text:p>
      <text:h text:style-name="Heading_20_2" text:outline-level="2"><text:bookmark-start text:name="__RefHeading___Toc954_3836667665"/><text:span text:style-name="T62">P</text:span>ush<text:bookmark-end text:name="__RefHeading___Toc954_3836667665"/></text:h>
      <text:p text:style-name="P41"><text:span text:style-name="T4">bung_</text:span><text:span text:style-name="T3">version=</text:span><text:span text:style-name="T19">3.5.1;</text:span><text:span text:style-name="T2"> </text:span><text:span text:style-name="T4">package_version=</text:span><text:span text:style-name="T63">1</text:span><text:span text:style-name="T4"> </text:span></text:p>
      <text:p text:style-name="P41"><text:span text:style-name="T9">full_version=</text:span><text:span text:style-name="T6">$</text:span><text:span text:style-name="T4">bung_</text:span><text:span text:style-name="T3">version-</text:span><text:span text:style-name="T4">$package_version</text:span></text:p>
      <text:p text:style-name="P45"><text:span text:style-name="T1">git </text:span><text:span text:style-name="T6">push </text:span><text:span text:style-name="T14">\</text:span></text:p>
      <text:p text:style-name="P45"><text:span text:style-name="T6"><text:s text:c="4"/></text:span><text:span text:style-name="T14">&amp;&amp; </text:span><text:span text:style-name="T1">git </text:span><text:span text:style-name="T6">push </text:span><text:span text:style-name="T8">origin</text:span><text:span text:style-name="T7"> </text:span><text:span text:style-name="T6">"$</text:span><text:span text:style-name="T9">full_version</text:span><text:span text:style-name="T6">"</text:span> </text:p>
      <text:h text:style-name="P60" text:outline-level="1"><text:bookmark-start text:name="__RefHeading___Toc1510_2139616352"/>Test<text:bookmark-end text:name="__RefHeading___Toc1510_2139616352"/></text:h>
      <text:p text:style-name="P22">Test the new .deb</text:p>
      <text:h text:style-name="P58" text:outline-level="1"><text:bookmark-start text:name="__RefHeading___Toc993_367263031"/>Publish<text:bookmark-end text:name="__RefHeading___Toc993_367263031"/></text:h>
      <text:h text:style-name="Heading_20_2" text:outline-level="2"><text:bookmark-start text:name="__RefHeading___Toc23239_4241699078"/>bung<text:bookmark-end text:name="__RefHeading___Toc23239_4241699078"/></text:h>
      <text:p text:style-name="P28">Example</text:p>
      <text:p text:style-name="P23"><text:a xlink:type="simple" xlink:href="https://github.com/CharlesMAtkinson/bung/releases" text:style-name="Internet_20_link" text:visited-style-name="Visited_20_Internet_20_Link">https://github.com/CharlesMAtkinson/bung/releases</text:a> &gt; <text:span text:style-name="T51">ensure </text:span>sign<text:span text:style-name="T51">ed</text:span> in &gt; <text:span text:style-name="T56">Draft</text:span> a new release </text:p>
      <text:list xml:id="list1010097439" text:style-name="L7">
        <text:list-item>
          <text:p text:style-name="P78">Choose a tag &gt; 3.5.1 </text:p>
        </text:list-item>
        <text:list-item>
          <text:p text:style-name="P78"><text:soft-page-break/>Title: Version 3.5.1 </text:p>
        </text:list-item>
        <text:list-item>
          <text:p text:style-name="P79">Populate the free text area <text:span text:style-name="T57">to match </text:span>source/usr/share/doc/bung/NEWS <text:span text:style-name="T57">by using the "Reference an issue, pull request or discussion" button. <text:s/>Example</text:span></text:p>
        </text:list-item>
      </text:list>
      <text:p text:style-name="P47">Version 3.5.1 <text:s/>27 Feb 2023</text:p>
      <text:p text:style-name="P47"/>
      <text:p text:style-name="P47">Fixes</text:p>
      <text:p text:style-name="P47">- err_trap_mount_conf: when keyword Snapshot used in debug mode:</text:p>
      <text:p text:style-name="P47"><text:s text:c="3"/>mount_fs_spec_conf[i]: unbound variable #20</text:p>
      <text:list xml:id="list103649997083067" text:continue-numbering="true" text:style-name="L7">
        <text:list-item>
          <text:p text:style-name="P80"><text:span text:style-name="T81">Browse for files</text:span> (the order is not important because files are finally listed sorted by name). <text:s/><text:span text:style-name="T59">Example</text:span>:</text:p>
          <text:list>
            <text:list-item>
              <text:p text:style-name="P78">bung_3.5.1.installation.tgz </text:p>
            </text:list-item>
            <text:list-item>
              <text:p text:style-name="P78">bung_3.5.1.source_with_htm_and_pdf.tgz</text:p>
            </text:list-item>
            <text:list-item>
              <text:p text:style-name="P81">bung_3.5.1-<text:span text:style-name="T58">1</text:span>_all.deb </text:p>
            </text:list-item>
          </text:list>
        </text:list-item>
        <text:list-item>
          <text:p text:style-name="P78">Note: "Source code (zip)" and "Source code (tar.gz)" cannot be removed using the web UI</text:p>
        </text:list-item>
        <text:list-item>
          <text:p text:style-name="P86">Click "Publish release"</text:p>
        </text:list-item>
        <text:list-item>
          <text:p text:style-name="P86"><text:a xlink:type="simple" xlink:href="https://github.com/CharlesMAtkinson/bung/issues" text:style-name="Internet_20_link" text:visited-style-name="Visited_20_Internet_20_Link">https://github.com/CharlesMAtkinson/bung/issues</text:a> &gt; <text:span text:style-name="T81">edit issues closed by the new release &gt; add comment (example "Closed by version 3.5.1") and click "Close with comment"</text:span></text:p>
        </text:list-item>
      </text:list>
      <text:h text:style-name="Heading_20_2" text:outline-level="2"><text:bookmark-start text:name="__RefHeading___Toc23241_4241699078"/>bung_debian_packaging<text:bookmark-end text:name="__RefHeading___Toc23241_4241699078"/></text:h>
      <text:p text:style-name="P24"><text:a xlink:type="simple" xlink:href="https://github.com/CharlesMAtkinson/bung_debian_packaging/releases" text:style-name="Internet_20_link" text:visited-style-name="Visited_20_Internet_20_Link">https://github.com/CharlesMAtkinson/bung_debian_packaging/releases</text:a> &gt; <text:span text:style-name="T51">ensure </text:span>sign<text:span text:style-name="T51">ed</text:span> in &gt; <text:span text:style-name="T65">Draft</text:span> a new release </text:p>
      <text:list xml:id="list103648941927216" text:continue-numbering="true" text:style-name="L7">
        <text:list-item>
          <text:p text:style-name="P82">Choose a tag &gt; 3.5.1-<text:span text:style-name="T74">1</text:span> </text:p>
        </text:list-item>
        <text:list-item>
          <text:p text:style-name="P82">Title: Version 3.5.1-<text:span text:style-name="T74">1</text:span> </text:p>
        </text:list-item>
        <text:list-item>
          <text:p text:style-name="P83"><text:span text:style-name="T59">If this is not a -1 version, p</text:span>opulate the free text area <text:span text:style-name="T59">with a description of how this package version differs from the last</text:span> </text:p>
        </text:list-item>
        <text:list-item>
          <text:p text:style-name="P83">Browse for files (the order is not important because files are finally listed sorted by name). <text:s/>Example::</text:p>
          <text:list>
            <text:list-item>
              <text:p text:style-name="P84">bung_3.5.1-1.debian.tar.xz</text:p>
            </text:list-item>
            <text:list-item>
              <text:p text:style-name="P82">bung_3.5.1-1.dsc</text:p>
            </text:list-item>
            <text:list-item>
              <text:p text:style-name="P85">bung_3.5.1-1_all.deb</text:p>
            </text:list-item>
            <text:list-item>
              <text:p text:style-name="P85">bung_3.5.1-1_amd64.build</text:p>
            </text:list-item>
            <text:list-item>
              <text:p text:style-name="P82">bung_3.5.1-1_amd64.buildinfo</text:p>
            </text:list-item>
            <text:list-item>
              <text:p text:style-name="P85">bung_3.5.1-1_amd64.changes</text:p>
            </text:list-item>
          </text:list>
        </text:list-item>
        <text:list-item>
          <text:p text:style-name="P84">Note: "Source code (zip)" and "Source code (tar.gz)" cannot be removed using the web UI</text:p>
        </text:list-item>
        <text:list-item>
          <text:p text:style-name="P84">Click "Publish release"</text:p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5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3.5.2 publisher's guide</dc:title>
    <meta:creation-date>2008-04-02T16:51:03</meta:creation-date>
    <dc:date>2023-04-30T10:36:47.916991072</dc:date>
    <meta:editing-cycles>690</meta:editing-cycles>
    <meta:editing-duration>P10DT15H59M8S</meta:editing-duration>
    <meta:document-statistic meta:table-count="0" meta:image-count="0" meta:object-count="0" meta:page-count="9" meta:paragraph-count="193" meta:word-count="1158" meta:character-count="8562" meta:non-whitespace-character-count="7316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